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89in"/>
    </style:style>
    <style:style style:name="co2" style:family="table-column">
      <style:table-column-properties fo:break-before="auto" style:column-width="1.7299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fo:color="#000000" style:font-name="Arial1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color="#0099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ff3399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3333ff" style:font-name="Arial1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fo:color="#009900" style:font-name="Arial1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fo:color="#99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9900ff" style:font-name="Arial1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fo:color="#ff3399" style:font-name="Arial1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fo:color="#ff3333" style:font-name="Arial1" fo:font-size="10pt" fo:font-weight="bold" style:font-size-asian="10pt" style:font-size-complex="10pt"/>
    </style:style>
    <style:style style:name="ce11" style:family="table-cell" style:parent-style-name="Default">
      <style:table-cell-properties fo:wrap-option="wrap"/>
      <style:text-properties fo:color="#9999ff" style:font-name="Arial1" fo:font-size="10pt" style:font-size-asian="10pt" style:font-size-complex="10pt"/>
    </style:style>
    <style:style style:name="ce12" style:family="table-cell" style:parent-style-name="Default">
      <style:text-properties fo:color="#ff3333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6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>
            <text:p>mapToUserRegistry</text:p>
          </table:table-cell>
          <table:table-cell table:style-name="ce1" office:value-type="string">
            <text:p>All Identifiers Omitted</text:p>
          </table:table-cell>
          <table:table-cell table:style-name="ce1" office:value-type="string">
            <text:p>All Identifiers Good</text:p>
          </table:table-cell>
          <table:table-cell table:style-name="ce1" office:value-type="string">
            <text:p>user Identifiers bad</text:p>
          </table:table-cell>
          <table:table-cell table:style-name="ce1" office:value-type="string">
            <text:p>user unique Identifiers bad</text:p>
          </table:table-cell>
          <table:table-cell table:style-name="ce1" office:value-type="string">
            <text:p>Group Identifiers bad</text:p>
          </table:table-cell>
          <table:table-cell table:style-name="ce1" office:value-type="string">
            <text:p>realm Identifiers bad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No – user in registry</text:p>
          </table:table-cell>
          <table:table-cell table:style-name="ce3" office:value-type="string">
            <text:p>accessId=user:https://wlp-tfimidp1.austin.ibm.com:9443/sps/WlpTfimIdp1/saml20/fimuser</text:p>
          </table:table-cell>
          <table:table-cell table:style-name="ce7" office:value-type="string">
            <text:p>user:CustomRealm/139 (TFIM/IDP Registry)</text:p>
          </table:table-cell>
          <table:table-cell table:number-columns-repeated="2" table:style-name="ce10" office:value-type="string">
            <text:p>403 Authentication fail</text:p>
          </table:table-cell>
          <table:table-cell table:style-name="ce6" office:value-type="string">
            <text:p>accessId=user:https://wlp-tfimidp1.austin.ibm.com:9443/sps/WlpTfimIdp1/saml20/fimuser</text:p>
          </table:table-cell>
          <table:table-cell table:style-name="ce10" office:value-type="string">
            <text:p>403 Authentication fail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No – user NOT in registry</text:p>
          </table:table-cell>
          <table:table-cell table:style-name="ce3" office:value-type="string">
            <text:p>accessId=user:https://wlp-tfimidp1.austin.ibm.com:9443/sps/WlpTfimIdp1/saml20/fimuser</text:p>
          </table:table-cell>
          <table:table-cell table:style-name="ce8" office:value-type="string">
            <text:p>user:CustomRealm/139 (TFIM/IDP Registry)</text:p>
          </table:table-cell>
          <table:table-cell table:number-columns-repeated="4" table:style-name="ce11" office:value-type="string">
            <text:p>Didn't test – would any unique code be exercised?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User – user in registry</text:p>
          </table:table-cell>
          <table:table-cell table:style-name="ce4" office:value-type="string">
            <text:p>accessId=user:BasicRealm/fimuser (Local/SP Registry)</text:p>
          </table:table-cell>
          <table:table-cell table:style-name="ce9" office:value-type="string">
            <text:p>accessId=user:BasicRealm/fimuser (Local/SP Registry)</text:p>
          </table:table-cell>
          <table:table-cell table:style-name="ce12" office:value-type="string">
            <text:p>403 Authentication fail</text:p>
          </table:table-cell>
          <table:table-cell table:style-name="ce8" office:value-type="string">
            <text:p>user:CustomRealm/139 (TFIM/IDP Registry)</text:p>
          </table:table-cell>
          <table:table-cell table:style-name="ce8" office:value-type="string">
            <text:p>user:CustomRealm/139 (TFIM/IDP Registry)</text:p>
          </table:table-cell>
          <table:table-cell table:style-name="ce8" office:value-type="string">
            <text:p>user:CustomRealm/139 (TFIM/IDP Registry)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User – user NOT in registry</text:p>
          </table:table-cell>
          <table:table-cell table:style-name="ce5" office:value-type="string">
            <text:p>Get TFIM IDP Login panel a second time</text:p>
          </table:table-cell>
          <table:table-cell table:style-name="ce5" office:value-type="string">
            <text:p>Get TFIM IDP Login panel a second time</text:p>
          </table:table-cell>
          <table:table-cell table:number-columns-repeated="2" table:style-name="ce11" office:value-type="string">
            <text:p>Didn't test – would any unique code be exercised?</text:p>
          </table:table-cell>
          <table:table-cell table:style-name="ce5" office:value-type="string">
            <text:p>Get TFIM IDP Login panel a second time</text:p>
          </table:table-cell>
          <table:table-cell table:style-name="ce11" office:value-type="string">
            <text:p>Didn't test – would any unique code be exercised?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roup – user in registry</text:p>
          </table:table-cell>
          <table:table-cell table:style-name="ce6" office:value-type="string">
            <text:p>accessId=user:https://wlp-tfimidp1.austin.ibm.com:9443/sps/WlpTfimIdp1/saml20/fimuser</text:p>
          </table:table-cell>
          <table:table-cell table:style-name="ce8" office:value-type="string">
            <text:p>user:CustomRealm/139 (TFIM/IDP Registry)</text:p>
          </table:table-cell>
          <table:table-cell table:number-columns-repeated="2" table:style-name="ce10" office:value-type="string">
            <text:p>403 Authentication fail</text:p>
          </table:table-cell>
          <table:table-cell table:style-name="ce6" office:value-type="string">
            <text:p>accessId=user:https://wlp-tfimidp1.austin.ibm.com:9443/sps/WlpTfimIdp1/saml20/fimuser</text:p>
          </table:table-cell>
          <table:table-cell table:style-name="ce10" office:value-type="string">
            <text:p>403 Authentication fail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roup – user NOT in registry</text:p>
          </table:table-cell>
          <table:table-cell table:style-name="ce6" office:value-type="string">
            <text:p>accessId=user:https://wlp-tfimidp1.austin.ibm.com:9443/sps/WlpTfimIdp1/saml20/fimuser</text:p>
          </table:table-cell>
          <table:table-cell table:style-name="ce8" office:value-type="string">
            <text:p>user:CustomRealm/139 (TFIM/IDP Registry)</text:p>
          </table:table-cell>
          <table:table-cell table:number-columns-repeated="2" table:style-name="ce11" office:value-type="string">
            <text:p>Didn't test – would any unique code be exercised?</text:p>
          </table:table-cell>
          <table:table-cell table:style-name="ce6" office:value-type="string">
            <text:p>accessId=user:https://wlp-tfimidp1.austin.ibm.com:9443/sps/WlpTfimIdp1/saml20/fimuser</text:p>
          </table:table-cell>
          <table:table-cell table:style-name="ce11" office:value-type="string">
            <text:p>Didn't test – would any unique code be exercised?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 style:print="charts drawings grid header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14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1:29:45.09</meta:creation-date>
    <dc:date>2015-04-22T14:20:18.17</dc:date>
    <meta:editing-duration>PT1H4M26S</meta:editing-duration>
    <meta:editing-cycles>2</meta:editing-cycles>
    <meta:generator>OpenOffice/4.0.1$Win32 OpenOffice.org_project/401m5$Build-9714</meta:generator>
    <meta:print-date>2015-04-22T13:27:48.27</meta:print-date>
    <meta:document-statistic meta:table-count="3" meta:cell-count="49" meta:object-count="0"/>
  </office:meta>
</office:document-meta>
</file>